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3%"/>
      <style:text-properties style:font-name="Arial" fo:font-weight="bold" style:font-weight-asian="bold" fo:font-size="16pt" style:font-size-asian="16pt"/>
    </style:style>
    <style:style style:name="P2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3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4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5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6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7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8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9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0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1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2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3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4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5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6" style:parent-style-name="Standard" style:family="paragraph">
      <style:paragraph-properties fo:text-align="center" fo:line-height="103%"/>
    </style:style>
    <style:style style:name="T17" style:parent-style-name="Fonteparág.padrão" style:family="text">
      <style:text-properties style:font-name="Arial" fo:font-weight="bold" style:font-weight-asian="bold" fo:font-size="16pt" style:font-size-asian="16pt"/>
    </style:style>
    <style:style style:name="P18" style:parent-style-name="Standard" style:family="paragraph">
      <style:paragraph-properties fo:text-align="center" fo:line-height="103%"/>
      <style:text-properties style:font-name="Arial" fo:font-weight="bold" style:font-weight-asian="bold" fo:font-size="16pt" style:font-size-asian="16pt"/>
    </style:style>
    <style:style style:name="P19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0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1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2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3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4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5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6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7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8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29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0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1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2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3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4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5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6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7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8" style:parent-style-name="Standard" style:family="paragraph">
      <style:paragraph-properties fo:text-align="justify" fo:line-height="103%"/>
      <style:text-properties style:font-name="Arial" fo:font-weight="bold" style:font-weight-asian="bold" fo:font-size="16pt" style:font-size-asian="16pt"/>
    </style:style>
    <style:style style:name="P39" style:parent-style-name="Standard" style:family="paragraph">
      <style:paragraph-properties fo:text-align="justify" fo:line-height="103%"/>
      <style:text-properties style:font-name="Arial"/>
    </style:style>
    <style:style style:name="P40" style:parent-style-name="Standard" style:family="paragraph">
      <style:paragraph-properties fo:text-align="justify" fo:line-height="103%"/>
      <style:text-properties style:font-name="Arial"/>
    </style:style>
    <style:style style:name="P41" style:parent-style-name="Standard" style:family="paragraph">
      <style:paragraph-properties fo:text-align="justify" fo:line-height="103%"/>
      <style:text-properties style:font-name="Arial"/>
    </style:style>
    <style:style style:name="P42" style:parent-style-name="Standard" style:family="paragraph">
      <style:paragraph-properties fo:text-align="justify" fo:line-height="103%"/>
      <style:text-properties style:font-name="Arial"/>
    </style:style>
    <style:style style:name="P43" style:parent-style-name="Standard" style:family="paragraph">
      <style:paragraph-properties fo:text-align="justify" fo:line-height="103%"/>
      <style:text-properties style:font-name="Arial"/>
    </style:style>
    <style:style style:name="P44" style:parent-style-name="Standard" style:family="paragraph">
      <style:paragraph-properties fo:text-align="justify" fo:line-height="103%"/>
      <style:text-properties style:font-name="Arial"/>
    </style:style>
    <style:style style:name="P45" style:parent-style-name="Standard" style:family="paragraph">
      <style:paragraph-properties fo:text-align="justify" fo:line-height="103%"/>
      <style:text-properties style:font-name="Arial"/>
    </style:style>
    <style:style style:name="P46" style:parent-style-name="Standard" style:family="paragraph">
      <style:paragraph-properties fo:text-align="justify" fo:line-height="103%"/>
      <style:text-properties style:font-name="Arial"/>
    </style:style>
    <style:style style:name="P47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48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49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50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51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52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53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54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55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56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57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58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59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60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61" style:parent-style-name="Standard" style:family="paragraph">
      <style:paragraph-properties fo:text-align="justify" fo:line-height="103%" fo:margin-left="1.9666in">
        <style:tab-stops/>
      </style:paragraph-properties>
      <style:text-properties style:font-name="Arial"/>
    </style:style>
    <style:style style:name="P62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3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4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5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6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7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8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69" style:parent-style-name="Standard" style:family="paragraph">
      <style:paragraph-properties fo:text-align="justify" fo:line-height="103%" fo:margin-left="0.9833in">
        <style:tab-stops/>
      </style:paragraph-properties>
      <style:text-properties style:font-name="Arial"/>
    </style:style>
    <style:style style:name="P70" style:parent-style-name="Standard" style:family="paragraph">
      <style:paragraph-properties fo:text-align="justify" fo:line-height="103%" fo:margin-left="0.9833in">
        <style:tab-stops/>
      </style:paragraph-properties>
      <style:text-properties style:font-name="Arial"/>
    </style:style>
    <style:style style:name="P71" style:parent-style-name="Standard" style:family="paragraph">
      <style:paragraph-properties fo:text-align="justify" fo:line-height="103%" fo:margin-left="0.9833in">
        <style:tab-stops/>
      </style:paragraph-properties>
      <style:text-properties style:font-name="Arial"/>
    </style:style>
    <style:style style:name="P72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73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74" style:parent-style-name="Standard" style:family="paragraph">
      <style:paragraph-properties fo:text-align="justify" fo:line-height="103%" fo:margin-left="1.475in">
        <style:tab-stops/>
      </style:paragraph-properties>
      <style:text-properties style:font-name="Arial"/>
    </style:style>
    <style:style style:name="P75" style:parent-style-name="Standard" style:family="paragraph">
      <style:paragraph-properties fo:text-align="justify" fo:line-height="103%"/>
      <style:text-properties style:font-name="Arial"/>
    </style:style>
    <style:style style:name="P76" style:parent-style-name="Standard" style:family="paragraph">
      <style:paragraph-properties fo:text-align="justify" fo:line-height="103%"/>
      <style:text-properties style:font-name="Arial"/>
    </style:style>
    <style:style style:name="P77" style:parent-style-name="Standard" style:family="paragraph">
      <style:paragraph-properties fo:text-align="justify" fo:line-height="103%"/>
      <style:text-properties style:font-name="Arial"/>
    </style:style>
    <style:style style:name="P78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79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80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81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82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83" style:parent-style-name="Standard" style:family="paragraph">
      <style:paragraph-properties fo:text-align="justify" fo:line-height="103%" fo:margin-left="2.3625in">
        <style:tab-stops/>
      </style:paragraph-properties>
      <style:text-properties style:font-name="Arial"/>
    </style:style>
    <style:style style:name="P84" style:parent-style-name="Standard" style:family="paragraph">
      <style:paragraph-properties fo:text-align="justify" fo:line-height="103%" fo:margin-left="2.3625in">
        <style:tab-stops/>
      </style:paragraph-properties>
      <style:text-properties style:font-name="Arial"/>
    </style:style>
    <style:style style:name="P85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86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87" style:parent-style-name="Standard" style:family="paragraph">
      <style:paragraph-properties fo:text-align="justify" fo:line-height="103%" fo:margin-left="2.3625in">
        <style:tab-stops/>
      </style:paragraph-properties>
      <style:text-properties style:font-name="Arial"/>
    </style:style>
    <style:style style:name="P88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89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90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91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92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93" style:parent-style-name="Standard" style:family="paragraph">
      <style:paragraph-properties fo:text-align="justify" fo:line-height="103%"/>
      <style:text-properties style:font-name="Arial"/>
    </style:style>
    <style:style style:name="P94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95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96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97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98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99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00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01" style:parent-style-name="Standard" style:family="paragraph">
      <style:paragraph-properties fo:text-align="justify" fo:line-height="103%"/>
      <style:text-properties style:font-name="Arial"/>
    </style:style>
    <style:style style:name="P102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03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04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05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06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07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08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09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10" style:parent-style-name="Standard" style:family="paragraph">
      <style:paragraph-properties fo:text-align="justify" fo:line-height="103%"/>
      <style:text-properties style:font-name="Arial"/>
    </style:style>
    <style:style style:name="P111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12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13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14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15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16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17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18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19" style:parent-style-name="Standard" style:family="paragraph">
      <style:paragraph-properties fo:text-align="justify" fo:line-height="103%" fo:margin-left="1.575in">
        <style:tab-stops/>
      </style:paragraph-properties>
      <style:text-properties style:font-name="Arial"/>
    </style:style>
    <style:style style:name="P120" style:parent-style-name="Standard" style:family="paragraph">
      <style:paragraph-properties fo:text-align="justify" fo:line-height="103%" fo:margin-left="0.7875in">
        <style:tab-stops/>
      </style:paragraph-properties>
      <style:text-properties style:font-name="Arial"/>
    </style:style>
    <style:style style:name="P121" style:parent-style-name="Standard" style:family="paragraph">
      <style:paragraph-properties fo:text-align="justify" fo:line-height="103%"/>
      <style:text-properties style:font-name="Arial"/>
    </style:style>
    <style:style style:name="P122" style:parent-style-name="Standard" style:family="paragraph">
      <style:paragraph-properties fo:text-align="justify" fo:line-height="103%"/>
    </style:style>
    <style:style style:name="P123" style:parent-style-name="Textbody" style:family="paragraph">
      <style:text-properties style:font-name="Arial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Senac Niterói</text:p>
      <text:p text:style-name="P15">Projeto Integrador Módulo 6</text:p>
      <text:p text:style-name="P16"><text:span text:style-name="T17">Histórias de usuário Small Snacks</text:span></text:p>
      <text:p text:style-name="P18">Paulo Vitor da Silva Paixã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[Cadastro/login]</text:p>
      <text:p text:style-name="P46"/>
      <text:p text:style-name="P47">História #1 Banco de dados</text:p>
      <text:p text:style-name="P48">Como único desenvolvedor, eu quero que meu sistema<text:s/>tenha um banco de dados, com o objetivo de<text:s/>armazenar<text:s/>informações<text:s/>de nossos clientes, para a realização da entrega de nossos produtos.</text:p>
      <text:p text:style-name="P49"/>
      <text:p text:style-name="P50"/>
      <text:p text:style-name="P51">[Banco de dados] – Criação da base de dados projetofinal</text:p>
      <text:p text:style-name="P52"/>
      <text:p text:style-name="P53">[Banco de dados] – Criação da tabela cliente</text:p>
      <text:p text:style-name="P54"/>
      <text:p text:style-name="P55">[Banco de dados] – coluna id</text:p>
      <text:p text:style-name="P56"/>
      <text:p text:style-name="P57">[Banco de dados] – coluna nome</text:p>
      <text:p text:style-name="P58"/>
      <text:p text:style-name="P59">[Banco de dados] – coluna cidade</text:p>
      <text:p text:style-name="P60"/>
      <text:p text:style-name="P61">[Banco de dados] – coluna email</text:p>
      <text:p text:style-name="P62"/>
      <text:p text:style-name="P63">[Banco de dados] – exportar o script de criação da tabela cliente</text:p>
      <text:p text:style-name="P64"/>
      <text:p text:style-name="P65">[Banco de dados] – exportar script para teste</text:p>
      <text:p text:style-name="P66"/>
      <text:p text:style-name="P67"/>
      <text:p text:style-name="P68"/>
      <text:p text:style-name="P69">História #2 Cadastro</text:p>
      <text:p text:style-name="P70">Como único desenvolvedor, eu quero que meu sistema ofereça a opção de cadastro para os clientes, com o objetivo de obter informações de nossos clientes, a fim de obter controle de acesso no aplicativo.</text:p>
      <text:p text:style-name="P71"/>
      <text:p text:style-name="P72">[Cadastro]<text:s/>–<text:s/>Página de formulário</text:p>
      <text:p text:style-name="P73"/>
      <text:p text:style-name="P74"/>
      <text:p text:style-name="P75"/>
      <text:p text:style-name="P76">[Carrinho]</text:p>
      <text:p text:style-name="P77"/>
      <text:p text:style-name="P78">História #1 Carrinho</text:p>
      <text:p text:style-name="P79">Como único desenvolvedor, eu quero que meu sistema tenha um carrinho de compras,</text:p>
      <text:p text:style-name="P80">com o objetivo de oferecer opções de adicionar mais produtos ao carrinho, cancelar compra e retirar<text:s/>produtos do carrinho.</text:p>
      <text:p text:style-name="P81"/>
      <text:p text:style-name="P82">[Carrinho] – Adicionar produto</text:p>
      <text:p text:style-name="P83">[Carrinho] – Somar produtos</text:p>
      <text:soft-page-break/>
      <text:p text:style-name="P84">[Carrinho] – Multiplicar produtos</text:p>
      <text:p text:style-name="P85"/>
      <text:p text:style-name="P86">[Carrinho] – Retirar produto</text:p>
      <text:p text:style-name="P87">[Carrinho] – Subtrair produtos</text:p>
      <text:p text:style-name="P88"/>
      <text:p text:style-name="P89">[Carrinho] – Limpar carrinho</text:p>
      <text:p text:style-name="P90"/>
      <text:p text:style-name="P91">[Carrinho] – Finalizar compra</text:p>
      <text:p text:style-name="P92"/>
      <text:p text:style-name="P93"/>
      <text:p text:style-name="P94">História #2 Catálogo de produtos</text:p>
      <text:p text:style-name="P95">Como único desenvolvedor, eu quero que meu sistema seja capaz de exibir os principais produtos do sistema na página do carrinho.</text:p>
      <text:p text:style-name="P96">Com o objetivo de fornecer maior visibilidade de nossos principais produtos.</text:p>
      <text:p text:style-name="P97"/>
      <text:p text:style-name="P98">[Catálogo de produtos] – Adicionar preço do produto</text:p>
      <text:p text:style-name="P99"/>
      <text:p text:style-name="P100">[Catálogo de produtos] – Adicionar nome do produto</text:p>
      <text:p text:style-name="P101"/>
      <text:p text:style-name="P102">História #3 Venda separada</text:p>
      <text:p text:style-name="P103">Como único desenvolvedor, eu quero que meu sistema ofereça salgados e bebidas vendidos separadamente.</text:p>
      <text:p text:style-name="P104">Objetivo de lucrar mais com as bebidas, já que a<text:s/>maioria é fornecida por terceiros e tem preços regularizados.</text:p>
      <text:p text:style-name="P105"/>
      <text:p text:style-name="P106">[Venda separada] – Adicionar bebida</text:p>
      <text:p text:style-name="P107"/>
      <text:p text:style-name="P108">[Venda separada] – Adicionar lanche</text:p>
      <text:p text:style-name="P109"/>
      <text:p text:style-name="P110"/>
      <text:p text:style-name="P111">História #4 Oferta</text:p>
      <text:p text:style-name="P112">Como único desenvolvedor, eu quero que meu sistema ofereça uma oferta de 10 salgados + qualquer bebida por R$17,00,</text:p>
      <text:p text:style-name="P113">Com o objetivo de chamar a atenção de nossos clientes e arrecadar mais.</text:p>
      <text:p text:style-name="P114"/>
      <text:p text:style-name="P115">[Oferta] – Modificar preços</text:p>
      <text:p text:style-name="P116"/>
      <text:p text:style-name="P117">[Oferta] – Adicionar bebida e lanche juntos</text:p>
      <text:p text:style-name="P118"/>
      <text:p text:style-name="P119"/>
      <text:p text:style-name="P120"/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RodapéChar" style:display-name="Rodapé Char" style:family="text"/>
    <style:style style:name="CabeçalhoChar" style:display-name="Cabeçalho Char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CNICO EM. INFORMATICA 2020.2</dc:creator>
    <meta:creation-date>2021-12-21T21:45:00Z</meta:creation-date>
    <dc:date>2022-01-14T23:19:00Z</dc:date>
    <meta:template xlink:href="Normal" xlink:type="simple"/>
    <meta:editing-cycles>90</meta:editing-cycles>
    <meta:editing-duration>PT23040S</meta:editing-duration>
    <meta:document-statistic meta:page-count="3" meta:paragraph-count="4" meta:word-count="372" meta:character-count="2383" meta:row-count="16" meta:non-whitespace-character-count="2015"/>
  </office:meta>
</office:document-meta>
</file>